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1.144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736cm"/>
    </style:style>
    <style:style style:name="co8" style:family="table-column">
      <style:table-column-properties fo:break-before="auto" style:column-width="1.792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9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a_20_II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I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1016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6" office:value-type="string" calcext:value-type="string" table:number-columns-spanned="2" table:number-rows-spanned="1">
            <office:annotation draw:style-name="gr1" draw:text-style-name="P2" svg:width="6.471cm" svg:height="2.076cm" svg:x="12.246cm" svg:y="0.046cm" draw:caption-point-x="16.19cm" draw:caption-point-y="-0.036cm">
              <dc:date>2019-09-19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office:annotation draw:style-name="gr2" draw:text-style-name="P2" svg:width="6.909cm" svg:height="1.772cm" svg:x="20.967cm" svg:y="0.053cm" draw:caption-point-x="10.94cm" draw:caption-point-y="-0.043cm">
              <dc:date>2019-09-19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style-name="ce5"/>
          <table:table-cell table:number-columns-repeated="101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number-columns-repeated="1016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20" calcext:value-type="float">
            <text:p><text:s/>920,00 </text:p>
          </table:table-cell>
          <table:table-cell table:style-name="ce4" office:value-type="float" office:value="0" calcext:value-type="float">
            <text:p><text:s/>- </text:p>
          </table:table-cell>
          <table:table-cell table:style-name="ce4" office:value-type="float" office:value="5604.22" calcext:value-type="float">
            <text:p><text:s/>5.604,22 </text:p>
          </table:table-cell>
          <table:table-cell table:style-name="ce4" office:value-type="float" office:value="0" calcext:value-type="float">
            <text:p><text:s/>- 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ta da última atualização: 02/08/2019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Tabela III'.$A$1" table:cell-range-address="$'Tabela III'.$A$2:.$H$6"/>
        </table:named-expressions>
      </table:table>
      <table:named-expressions/>
      <table:database-ranges>
        <table:database-range table:name="__Anonymous_Sheet_DB__0" table:target-range-address="'Tabela III'.A2:'Tabela III'.H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17:49.36391804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III" style:display-name="PageStyle_Tabela II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herme Nunes</meta:initial-creator>
    <meta:creation-date>2019-09-19T15:35:50</meta:creation-date>
    <dc:date>2021-12-16T10:18:17.944769390</dc:date>
    <meta:generator>LibreOffice/7.2.3.2$Linux_X86_64 LibreOffice_project/20$Build-2</meta:generator>
    <meta:editing-duration>PT2M3S</meta:editing-duration>
    <meta:editing-cycles>3</meta:editing-cycles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